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ffcc"/>
      <style:text-properties style:font-name="Courier New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ext-properties style:font-name="Courier New"/>
    </style:style>
    <style:style style:name="ce16" style:family="table-cell" style:parent-style-name="Default" style:data-style-name="N100">
      <style:table-cell-properties fo:background-color="#ffcc99"/>
      <style:text-properties style:use-window-font-color="true"/>
    </style:style>
    <style:style style:name="ce17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3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 calcext:value-type="string">
            <text:p>[options]</text:p>
          </table:table-cell>
          <table:table-cell table:style-name="ce10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string" calcext:value-type="string">
            <text:p>[geda_attr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2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IC24FJ64GB002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IC24FJ64GB002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SO24W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icrocontroller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http://ww1.microchip.com/downloads/en/DeviceDoc/39940d.pdf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Phil Underwood &lt;<text:a xlink:href="mailto:beardydoc@gmail.com" xlink:type="simple">beardydoc@gmail.com</text:a>&gt;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9" table:number-columns-repeated="4"/>
          <table:table-cell table:style-name="ce15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 calcext:value-type="string">
            <text:p>[pins]</text:p>
          </table:table-cell>
          <table:table-cell table:style-name="ce10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7" office:value-type="string" calcext:value-type="string">
            <text:p>label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\_MCLR\_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RA0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RA1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RB0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RB1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SDA2/RB2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SCL2/RB3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Vss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/>
          <table:table-cell table:style-name="ce4" office:value-type="string" calcext:value-type="string">
            <text:p>clk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OSCI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/>
          <table:table-cell table:style-name="ce4" office:value-type="string" calcext:value-type="string">
            <text:p>clk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OSCO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SOSCI/RB4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SOSCO/RA4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9" office:value-type="string" calcext:value-type="string">
            <text:p>Vdd</text:p>
          </table:table-cell>
          <table:table-cell table:style-name="ce15" table:number-columns-repeated="249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9" office:value-type="string" calcext:value-type="string">
            <text:p>RB5</text:p>
          </table:table-cell>
          <table:table-cell table:style-name="ce15" table:number-columns-repeated="24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5" office:value-type="string" calcext:value-type="string">
            <text:p>Vbus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5" office:value-type="string" calcext:value-type="string">
            <text:p>INT0/RB7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5" office:value-type="string" calcext:value-type="string">
            <text:p>SCL1/RB8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5" office:value-type="string" calcext:value-type="string">
            <text:p>SDA1/RB9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5" office:value-type="string" calcext:value-type="string">
            <text:p>DISVREG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5" office:value-type="string" calcext:value-type="string">
            <text:p>Vcap/Vddcore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9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D+/RB10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9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D-/RB11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9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Vusb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9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RB13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9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RB14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9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9"/>
          <table:table-cell table:style-name="ce15" office:value-type="string" calcext:value-type="string">
            <text:p>RB15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9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9"/>
          <table:table-cell table:style-name="ce15" office:value-type="string" calcext:value-type="string">
            <text:p>Vss</text:p>
          </table:table-cell>
          <table:table-cell table:style-name="Default"/>
          <table:table-cell table:style-name="ce15" table:number-columns-repeated="24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9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9"/>
          <table:table-cell table:style-name="ce15" office:value-type="string" calcext:value-type="string">
            <text:p>Vdd</text:p>
          </table:table-cell>
          <table:table-cell table:style-name="Default"/>
          <table:table-cell table:style-name="ce15" table:number-columns-repeated="248"/>
        </table:table-row>
        <table:table-row table:style-name="ro1" table:number-rows-repeated="12">
          <table:table-cell table:style-name="ce9" table:number-columns-repeated="6"/>
          <table:table-cell table:style-name="ce15" table:number-columns-repeated="250"/>
        </table:table-row>
        <table:table-row table:style-name="ro2" table:number-rows-repeated="6">
          <table:table-cell table:style-name="ce9" table:number-columns-repeated="6"/>
          <table:table-cell table:style-name="ce15" table:number-columns-repeated="250"/>
        </table:table-row>
        <table:table-row table:style-name="ro1">
          <table:table-cell table:style-name="ce9" table:number-columns-repeated="6"/>
          <table:table-cell table:style-name="ce15" table:number-columns-repeated="250"/>
        </table:table-row>
        <table:table-row table:style-name="ro2" table:number-rows-repeated="44">
          <table:table-cell table:style-name="ce9" table:number-columns-repeated="6"/>
          <table:table-cell table:style-name="ce15" table:number-columns-repeated="250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G70:Tabelle1.H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1:44:22.0196745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4-10T19:33:07</meta:creation-date>
    <dc:date>2014-09-22T11:45:00.674876850</dc:date>
    <dc:language>de-DE</dc:language>
    <meta:editing-cycles>7</meta:editing-cycles>
    <meta:editing-duration>PT40M42S</meta:editing-duration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